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37d2" officeooo:paragraph-rsid="001437d2"/>
    </style:style>
    <style:style style:name="P2" style:family="paragraph" style:parent-style-name="Standard" style:master-page-name="">
      <loext:graphic-properties draw:fill="none"/>
      <style:paragraph-properties fo:margin-left="0cm" fo:margin-right="-1.199cm" fo:text-indent="0cm" style:auto-text-indent="false" style:page-number="auto" fo:background-color="transparent"/>
      <style:text-properties officeooo:rsid="001437d2" officeooo:paragraph-rsid="001437d2"/>
    </style:style>
    <style:style style:name="P3" style:family="paragraph" style:parent-style-name="Standard">
      <style:text-properties fo:font-size="14pt" fo:font-weight="bold" officeooo:rsid="001437d2" officeooo:paragraph-rsid="001437d2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EGUNTAS</text:p>
      <text:p text:style-name="P1"/>
      <text:p text:style-name="P1">ESPECIE– INDIVIDUO<text:tab/>(1:N)</text:p>
      <text:p text:style-name="P1"/>
      <text:p text:style-name="P1"><text:tab/>especies-individuos</text:p>
      <text:p text:style-name="P1"><text:tab/><text:tab/>¿Cuántos individuos pueden pertenecer a una especie?<text:tab/><text:tab/><text:tab/><text:tab/>(1,n)</text:p>
      <text:p text:style-name="P1"><text:tab/>Individuos-especies</text:p>
      <text:p text:style-name="P1"><text:tab/><text:tab/>¿A cuántas especies puede pertenecer un indiviuo?<text:tab/><text:tab/><text:tab/> <text:tab/><text:tab/>(1,1)</text:p>
      <text:p text:style-name="P1"><text:tab/><text:tab/></text:p>
      <text:p text:style-name="P1">INDIVIDUO – DISPOSITIVO (1:1)</text:p>
      <text:p text:style-name="P1"/>
      <text:p text:style-name="P1"><text:tab/>individuos-dispositivos</text:p>
      <text:p text:style-name="P1"><text:tab/><text:tab/>¿Cuántos individuos pueden tener un determinado dispositivo?<text:tab/><text:tab/><text:tab/>(0,1)</text:p>
      <text:p text:style-name="P1"><text:tab/>Dispositivos-individuos</text:p>
      <text:p text:style-name="P1"><text:tab/><text:tab/>¿Cuántos dispositivos pueden pertenecer a un determinado individuo?<text:tab/><text:tab/>(0,1)</text:p>
      <text:p text:style-name="P1"/>
      <text:p text:style-name="P1">DISPOSITIVO – MIGRACIONES (1:N)</text:p>
      <text:p text:style-name="P1"/>
      <text:p text:style-name="P1"><text:tab/>dispositivo-migraciones</text:p>
      <text:p text:style-name="P1"><text:tab/><text:tab/>¿Cuántos dispositivos pueden recoger una migracion?<text:tab/><text:tab/><text:tab/><text:tab/>(1,1)</text:p>
      <text:p text:style-name="P1"><text:tab/>migraciones-dispositivo</text:p>
      <text:p text:style-name="P2"><text:tab/><text:tab/>¿Cuántas migraciones pueden ser recogidas por un determinado dispositvo? <text:tab/>(0,n)</text:p>
      <text:p text:style-name="P1"/>
      <text:p text:style-name="P1">MIGRACION – TORRETA (1:N)</text:p>
      <text:p text:style-name="P1"/>
      <text:p text:style-name="P1"><text:tab/>migracion-torreta</text:p>
      <text:p text:style-name="P1"><text:tab/><text:tab/>¿Cuántas torretas pueden detectar una determinada migración?<text:tab/><text:tab/><text:tab/>(1,1)</text:p>
      <text:p text:style-name="P1"><text:tab/>torreta-migracion</text:p>
      <text:p text:style-name="P1"><text:tab/><text:tab/>¿Cuántas migraciones pueden ser detectadas por una determinada torreta?<text:tab/>(0,n)</text:p>
      <text:p text:style-name="P1"/>
      <text:p text:style-name="P1">MIGRACION – ENVIOSINFO (1:N)</text:p>
      <text:p text:style-name="P1"/>
      <text:p text:style-name="P1"><text:tab/>migracion-envioinfo</text:p>
      <text:p text:style-name="P1"><text:tab/><text:tab/>¿Cuántas migraciones pueden ser recogidas por un envioinfo?<text:tab/><text:tab/><text:tab/>(0,n)</text:p>
      <text:p text:style-name="P1"><text:tab/>envioinfo-migracion</text:p>
      <text:p text:style-name="P1"><text:tab/><text:tab/>¿Cuántos envíos pueden recoger una determinada información?<text:tab/><text:tab/><text:tab/>(1,1)</text:p>
      <text:p text:style-name="P1"/>
      <text:p text:style-name="P1">ENVIOINFO – GRUPOBIOLOGOS (1:N)</text:p>
      <text:p text:style-name="P1"><text:tab/></text:p>
      <text:p text:style-name="P1"><text:tab/>envioinfo-grupobiologos</text:p>
      <text:p text:style-name="P1"><text:tab/><text:tab/>¿Cuántos enviosinfo pueden ser recibidos por un determinado grupobiologos?<text:tab/>(0,n)</text:p>
      <text:p text:style-name="P1"><text:tab/>grupobiologos-envioinfo</text:p>
      <text:p text:style-name="P1"><text:tab/><text:tab/>¿Cuántos gruposbiologos pueden recibir un determinado envioinfo?<text:tab/><text:tab/>(1,1)</text:p>
      <text:p text:style-name="P1"/>
      <text:p text:style-name="P1">GRUPOBIOLOGOS – BIOLOGO (1:N)</text:p>
      <text:p text:style-name="P1"/>
      <text:p text:style-name="P1"><text:tab/>grupobiologos-biologo</text:p>
      <text:p text:style-name="P1"><text:tab/><text:tab/>¿A cuántos grupos de biologos puede pertenecer un determinado biologo?<text:tab/>(1,1)</text:p>
      <text:p text:style-name="P1"><text:tab/>biologo- grupobiologos</text:p>
      <text:p text:style-name="P1"><text:tab/><text:tab/>¿Cuántos biologos pueden pertenecer a un determinado grupobiologo?<text:tab/><text:tab/>(1,n)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7cm" style:type="center"/>
          <style:tab-stop style:position="17.59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7cm" style:type="center"/>
          <style:tab-stop style:position="17.595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0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15:54:07.380000000</meta:creation-date>
    <dc:date>2024-02-08T18:25:46.178000000</dc:date>
    <meta:editing-duration>PT2H31M39S</meta:editing-duration>
    <meta:editing-cycles>1</meta:editing-cycles>
    <meta:document-statistic meta:table-count="0" meta:image-count="0" meta:object-count="0" meta:page-count="1" meta:paragraph-count="38" meta:word-count="160" meta:character-count="1523" meta:non-whitespace-character-count="1325"/>
    <meta:generator>LibreOffice/7.5.4.2$Windows_X86_64 LibreOffice_project/36ccfdc35048b057fd9854c757a8b67ec53977b6</meta:generator>
  </office:meta>
</office:document-meta>
</file>